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2-x1</text:p>
          </table:table-cell>
          <table:table-cell office:value-type="string" calcext:value-type="string">
            <text:p>y2-y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44.27" calcext:value-type="float">
            <text:p>-44.27</text:p>
          </table:table-cell>
          <table:table-cell office:value-type="float" office:value="-49.63" calcext:value-type="float">
            <text:p>-49.63</text:p>
          </table:table-cell>
          <table:table-cell office:value-type="float" office:value="7.47" calcext:value-type="float">
            <text:p>7.47</text:p>
          </table:table-cell>
          <table:table-cell office:value-type="float" office:value="13.72" calcext:value-type="float">
            <text:p>13.72</text:p>
          </table:table-cell>
          <table:table-cell table:formula="of:=[.B2]-[.A2]" office:value-type="float" office:value="-5.36" calcext:value-type="float">
            <text:p>-5.36</text:p>
          </table:table-cell>
          <table:table-cell table:formula="of:=[.D2]-[.C2]" office:value-type="float" office:value="6.25" calcext:value-type="float">
            <text:p>6.25</text:p>
          </table:table-cell>
          <table:table-cell table:formula="of:=SQRT([.E2]^2+[.F2]^2)" office:value-type="float" office:value="8.23359581228032" calcext:value-type="float">
            <text:p>8.23359581228032</text:p>
          </table:table-cell>
        </table:table-row>
        <table:table-row table:style-name="ro1">
          <table:table-cell office:value-type="float" office:value="-49.63" calcext:value-type="float">
            <text:p>-49.63</text:p>
          </table:table-cell>
          <table:table-cell office:value-type="float" office:value="-52.73" calcext:value-type="float">
            <text:p>-52.73</text:p>
          </table:table-cell>
          <table:table-cell office:value-type="float" office:value="13.72" calcext:value-type="float">
            <text:p>13.72</text:p>
          </table:table-cell>
          <table:table-cell office:value-type="float" office:value="27.53" calcext:value-type="float">
            <text:p>27.53</text:p>
          </table:table-cell>
          <table:table-cell table:formula="of:=[.B3]-[.A3]" office:value-type="float" office:value="-3.09999999999999" calcext:value-type="float">
            <text:p>-3.09999999999999</text:p>
          </table:table-cell>
          <table:table-cell table:formula="of:=[.D3]-[.C3]" office:value-type="float" office:value="13.81" calcext:value-type="float">
            <text:p>13.81</text:p>
          </table:table-cell>
          <table:table-cell table:formula="of:=SQRT([.E3]^2+[.F3]^2)" office:value-type="float" office:value="14.1536603039638" calcext:value-type="float">
            <text:p>14.1536603039638</text:p>
          </table:table-cell>
        </table:table-row>
        <table:table-row table:style-name="ro1">
          <table:table-cell office:value-type="float" office:value="-52.73" calcext:value-type="float">
            <text:p>-52.73</text:p>
          </table:table-cell>
          <table:table-cell office:value-type="float" office:value="-62.51" calcext:value-type="float">
            <text:p>-62.51</text:p>
          </table:table-cell>
          <table:table-cell office:value-type="float" office:value="27.53" calcext:value-type="float">
            <text:p>27.53</text:p>
          </table:table-cell>
          <table:table-cell office:value-type="float" office:value="22.33" calcext:value-type="float">
            <text:p>22.33</text:p>
          </table:table-cell>
          <table:table-cell table:formula="of:=[.B4]-[.A4]" office:value-type="float" office:value="-9.78" calcext:value-type="float">
            <text:p>-9.78</text:p>
          </table:table-cell>
          <table:table-cell table:formula="of:=[.D4]-[.C4]" office:value-type="float" office:value="-5.2" calcext:value-type="float">
            <text:p>-5.2</text:p>
          </table:table-cell>
          <table:table-cell table:formula="of:=SQRT([.E4]^2+[.F4]^2)" office:value-type="float" office:value="11.076479585139" calcext:value-type="float">
            <text:p>11.076479585139</text:p>
          </table:table-cell>
        </table:table-row>
        <table:table-row table:style-name="ro1">
          <table:table-cell office:value-type="float" office:value="-62.51" calcext:value-type="float">
            <text:p>-62.51</text:p>
          </table:table-cell>
          <table:table-cell office:value-type="float" office:value="-66.98" calcext:value-type="float">
            <text:p>-66.98</text:p>
          </table:table-cell>
          <table:table-cell office:value-type="float" office:value="22.33" calcext:value-type="float">
            <text:p>22.33</text:p>
          </table:table-cell>
          <table:table-cell office:value-type="float" office:value="34.9" calcext:value-type="float">
            <text:p>34.9</text:p>
          </table:table-cell>
          <table:table-cell table:formula="of:=[.B5]-[.A5]" office:value-type="float" office:value="-4.47000000000001" calcext:value-type="float">
            <text:p>-4.47000000000001</text:p>
          </table:table-cell>
          <table:table-cell table:formula="of:=[.D5]-[.C5]" office:value-type="float" office:value="12.57" calcext:value-type="float">
            <text:p>12.57</text:p>
          </table:table-cell>
          <table:table-cell table:formula="of:=SQRT([.E5]^2+[.F5]^2)" office:value-type="float" office:value="13.3411318860133" calcext:value-type="float">
            <text:p>13.3411318860133</text:p>
          </table:table-cell>
        </table:table-row>
        <table:table-row table:style-name="ro1">
          <table:table-cell office:value-type="float" office:value="-66.98" calcext:value-type="float">
            <text:p>-66.98</text:p>
          </table:table-cell>
          <table:table-cell office:value-type="float" office:value="-73.68" calcext:value-type="float">
            <text:p>-73.68</text:p>
          </table:table-cell>
          <table:table-cell office:value-type="float" office:value="34.9" calcext:value-type="float">
            <text:p>34.9</text:p>
          </table:table-cell>
          <table:table-cell office:value-type="float" office:value="39.54" calcext:value-type="float">
            <text:p>39.54</text:p>
          </table:table-cell>
          <table:table-cell table:formula="of:=[.B6]-[.A6]" office:value-type="float" office:value="-6.7" calcext:value-type="float">
            <text:p>-6.7</text:p>
          </table:table-cell>
          <table:table-cell table:formula="of:=[.D6]-[.C6]" office:value-type="float" office:value="4.64" calcext:value-type="float">
            <text:p>4.64</text:p>
          </table:table-cell>
          <table:table-cell table:formula="of:=SQRT([.E6]^2+[.F6]^2)" office:value-type="float" office:value="8.1498220839476" calcext:value-type="float">
            <text:p>8.1498220839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2T14:42:56.995613710</meta:creation-date>
    <dc:date>2023-12-03T12:05:50.761876988</dc:date>
    <meta:editing-duration>PT21H2M33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